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4c78b"/>
    </style:style>
    <style:style style:name="P2" style:family="paragraph" style:parent-style-name="Standard">
      <style:text-properties officeooo:paragraph-rsid="001502c8"/>
    </style:style>
    <style:style style:name="P3" style:family="paragraph" style:parent-style-name="Standard">
      <style:text-properties officeooo:paragraph-rsid="001d5179"/>
    </style:style>
    <style:style style:name="P4" style:family="paragraph" style:parent-style-name="Standard">
      <style:text-properties officeooo:rsid="0011beac" officeooo:paragraph-rsid="0011beac"/>
    </style:style>
    <style:style style:name="P5" style:family="paragraph" style:parent-style-name="Standard">
      <style:text-properties officeooo:rsid="0011ccb4" officeooo:paragraph-rsid="0011ccb4"/>
    </style:style>
    <style:style style:name="P6" style:family="paragraph" style:parent-style-name="Standard">
      <style:text-properties officeooo:rsid="0012f2fa" officeooo:paragraph-rsid="0011beac"/>
    </style:style>
    <style:style style:name="P7" style:family="paragraph" style:parent-style-name="Standard">
      <style:text-properties officeooo:rsid="0012f2fa" officeooo:paragraph-rsid="0012f2fa"/>
    </style:style>
    <style:style style:name="P8" style:family="paragraph" style:parent-style-name="Standard">
      <style:text-properties officeooo:rsid="001502c8" officeooo:paragraph-rsid="001502c8"/>
    </style:style>
    <style:style style:name="P9" style:family="paragraph" style:parent-style-name="Standard">
      <style:text-properties officeooo:rsid="00166e17" officeooo:paragraph-rsid="0014c78b"/>
    </style:style>
    <style:style style:name="P10" style:family="paragraph" style:parent-style-name="Standard">
      <style:text-properties officeooo:rsid="00177ddc" officeooo:paragraph-rsid="00177ddc"/>
    </style:style>
    <style:style style:name="P11" style:family="paragraph" style:parent-style-name="Standard">
      <style:text-properties officeooo:rsid="00177ddc" officeooo:paragraph-rsid="00200192"/>
    </style:style>
    <style:style style:name="P12" style:family="paragraph" style:parent-style-name="Standard">
      <style:text-properties officeooo:rsid="001d5179" officeooo:paragraph-rsid="001d5179"/>
    </style:style>
    <style:style style:name="P13" style:family="paragraph" style:parent-style-name="Standard">
      <style:text-properties officeooo:rsid="001d143d" officeooo:paragraph-rsid="001d143d"/>
    </style:style>
    <style:style style:name="T1" style:family="text">
      <style:text-properties officeooo:rsid="0014c78b"/>
    </style:style>
    <style:style style:name="T2" style:family="text">
      <style:text-properties officeooo:rsid="001502c8"/>
    </style:style>
    <style:style style:name="T3" style:family="text">
      <style:text-properties officeooo:rsid="00166e17"/>
    </style:style>
    <style:style style:name="T4" style:family="text">
      <style:text-properties officeooo:rsid="001d143d"/>
    </style:style>
    <style:style style:name="T5" style:family="text">
      <style:text-properties officeooo:rsid="001d5179"/>
    </style:style>
    <style:style style:name="T6" style:family="text">
      <style:text-properties officeooo:rsid="002001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text:p>
      <text:p text:style-name="P5">i am becoming a little confused about the construction of the matrix again. to try to set myself straight, i've been studying lectures 23 and 24 in the strang open coursewares (and corresponding chapters in his book). it looks like his "A" is filled with coefficients for the differential equations. then, by taking his "x" vector to be filled with [y, y'] , the second order equation is reduced to two first-order equations in a system. i've also been looking at "signal processing in c" by reid and passin, because they have sections dedicated to the application of matrices to mass spring systems (essentially what i'm doing), and i see a similar matrix being constructed. but how does this matrix correspond to my incoming data matrix? </text:p>
      <text:p text:style-name="P5"/>
      <text:p text:style-name="P5">my confusion stems from the fact that those matrices are constructed from the governing equations, not from measurements. i'm trying to figure out how to take my input vectors and arrange them into a matrix, on which to perform a certain mode-solving algorithm, which is likely to start with pca. do i just put the vectors into rows and let the mode-solver do its thing?</text:p>
      <text:p text:style-name="P5"/>
      <text:p text:style-name="P5">Miller:</text:p>
      <text:p text:style-name="P5">I think you've hit the nail on the head - the Strang treatment is showing</text:p>
      <text:p text:style-name="P5">how to do it when you know the equations, but modal analysis is all about</text:p>
      <text:p text:style-name="P5">looking at the solution (which you presume your measurements are one of)</text:p>
      <text:p text:style-name="P5">and getting back to the equations themselves.</text:p>
      <text:p text:style-name="P5"/>
      <text:p text:style-name="P5">That said I think the equations themselves are the same, except that there</text:p>
      <text:p text:style-name="P5">is one choice that different approaches might be on differnt sides of:</text:p>
      <text:p text:style-name="P5">whether to view everything as a second-order system with real numbers</text:p>
      <text:p text:style-name="P5">everywhere, or whether to view it as a first-order complex-valued system.</text:p>
      <text:p text:style-name="P5">Personally I prefer to use the latter approach but it would be important</text:p>
      <text:p text:style-name="P5">to do it the way the modal analysis people are doing it.</text:p>
      <text:p text:style-name="P5"/>
      <text:p text:style-name="P5">Me:</text:p>
      <text:p text:style-name="P5">so mode solvers work by doing a regression of some kind. ok, that makes sense. so in the non-arrayed sensor case, the input to the algorithm is "b", which is the vector solution to a product of two unknowns: matrix "A" and vector "x", where "x" is the forcing function and "A" is a matrix of exponentials (or some other functions that better characterize the behavior of the system). </text:p>
      <text:p text:style-name="P5">so if i'm working with an array of sensors, does that mean i'm constructing "b" as a matrix of solutions, for the input to the algorithm? in that case, what happens to the dimensionality of "A" and "x"?</text:p>
      <text:p text:style-name="Standard"/>
      <text:p text:style-name="Standard">Miller:</text:p>
      <text:p text:style-name="Standard"/>
      <text:p text:style-name="Standard">suppose the inputs are x(a,b) where a is the<text:line-break/>sample number and b is the microphone index (out of B microphones). Then<text:line-break/>choose an order k and make B vectors of length Bk, each of which, for<text:line-break/>some b, predicts x(a,b) from [x(a-1, 1), x(a-1, 2), ..., x(a-1, B), x(a-2, 1),<text:line-break/>x(a-2, B), x(a-3, 1), ..., ..., x(a-k, B)]. If this is a matrix with<text:line-break/>B rows and Bk columns, underneath that put vectors that "predict" x(a-1, 1),<text:line-break/>..., x(a-k+1, 1), ..., x(a-k+1, B) - that makes (k-1)B more rows so that<text:line-break/>you end up with a kB x kB matrix that predicts<text:line-break/>x(a-k+1, 1) .... x(a, B)<text:line-break/>from<text:line-break/>x(a-k, 1) ... x(a-1, B)<text:line-break/><text:line-break/><text:soft-page-break/>It's then the eigervalues of that that should be the modal frequencies, and<text:line-break/>I think you should get the modal amplitudes by looking at any block of B<text:line-break/>elements of the corresponding eigenvectors (they should all be proportional).</text:p>
      <text:p text:style-name="Standard"/>
      <text:p text:style-name="Standard"/>
      <text:p text:style-name="Standard"/>
      <text:p text:style-name="P4">Me:</text:p>
      <text:p text:style-name="P4"/>
      <text:p text:style-name="P4">call the submatrix X1 all the rows of input matrix X, without the most recent column. call "a" the vector which is an 'unwrapped' version of submatrix X1, which contains each column vector of X1 concatenated into a single row. call vector b that most recent column of X.</text:p>
      <text:p text:style-name="P4"/>
      <text:p text:style-name="P4">the matrix we want to construct is size &lt;mics&gt; * &lt;order&gt; rows by &lt;mics&gt; * &lt;order&gt; columns, where the top &lt;mics&gt; row vectors are the results of pinv(a' * a) * a' times the most recent scalar value for each component in vector b. we could write it as (pinv(a' * a) * a' * b)' . then the rest of the matrix is a permutation matrix, as you described above. i drew out a version of this matrix for &lt;order&gt; k = 3 and &lt;mics&gt; b = 2. is this the idea?</text:p>
      <text:p text:style-name="P4"/>
      <text:p text:style-name="P4"/>
      <text:p text:style-name="P4">Miller</text:p>
      <text:p text:style-name="P5">Yeah, although now that you say that, it would be clearer to set it up</text:p>
      <text:p text:style-name="P5">running forward in time, which would give you</text:p>
      <text:p text:style-name="P5"/>
      <text:p text:style-name="P4">0 0 1 0 0 0</text:p>
      <text:p text:style-name="P4">0 0 0 1 0 0</text:p>
      <text:p text:style-name="P4">0 0 0 0 1 0</text:p>
      <text:p text:style-name="P4">0 0 0 0 0 1</text:p>
      <text:p text:style-name="P4">...PV1 ...</text:p>
      <text:p text:style-name="P4">...PV2 …</text:p>
      <text:p text:style-name="P4"/>
      <text:p text:style-name="P4"/>
      <text:p text:style-name="P4">Me:</text:p>
      <text:p text:style-name="P4"/>
      <text:p text:style-name="P4">running the script on the quad contact mic recordings, for various settings of order and window size, yields eigenvalues that come in complex conjugate pairs. </text:p>
      <text:p text:style-name="P4">i am now trying to interpret this information in a way that applies to the original data. my understanding is that the eigenvectors form an orthonormal basis, which we believe correspond to the directions of the modes. therefore, to describe a frame of multichannel audio as a linear combination of these modes, i must multiply that frame by the inverse of this "mode basis," in order to find the weights of each of the modes, as they are present in the frame. this is a regression which finds the value of coefficient matrix X in AX = B. </text:p>
      <text:p text:style-name="P4">does that sound right? </text:p>
      <text:p text:style-name="P4"/>
      <text:p text:style-name="P4">Miller:</text:p>
      <text:p text:style-name="P4">I think that's all on target except that hte eigenvectors aren't orthonormal</text:p>
      <text:p text:style-name="P4">(and in fact the dit product of two time sices across the microphones doesn't</text:p>
      <text:p text:style-name="P4">mean anything.)</text:p>
      <text:p text:style-name="P4"/>
      <text:p text:style-name="P4">But the idea if getting the mode activations by solving the matrix equation is</text:p>
      <text:p text:style-name="P4"><text:soft-page-break/>right. <text:s/>The matrices are kB by kB so you can get up to kB modes this way.</text:p>
      <text:p text:style-name="P4">I don't know what hapens to the (possibly many) other modes but am hoping they</text:p>
      <text:p text:style-name="P4">just won't bother us much somehow :)</text:p>
      <text:p text:style-name="P4"/>
      <text:p text:style-name="P4">Me:</text:p>
      <text:p text:style-name="P4">aha! ok so we're just looking for a basis of eigenvectors (should one exist) of the matrix which predicts k values (one new value) for each mic position, based on the previous k values for each mic position. i was getting confused because again i thought we were finding eigenvalues of the covariance matrix. duh. of course we aren't- that's why the eigensystem is complex valued... </text:p>
      <text:p text:style-name="P4">i just read a few articles on why the proper orthogonal decomposition (pod) of a structure is not guaranteed (by any stretch) to converge on the eigenmodes. the most compelling reason is that the mass matrix, which we don't know, must be made similar to the identity. </text:p>
      <text:p text:style-name="P4">incidentally, (now that it isn't useful) i get why the SVD would be a nice way to find an orthogonal eigensystem without constructing the covariance matrix. householder reduction can work on any rectangular matrix, and an iterative application of householder transformations is generally much faster than constructing AA' . but it gives orthogonal eigenvectors, which we don't want. however, to get the pseudoinverse will require SVD...</text:p>
      <text:p text:style-name="P4">but so the mode matrix is the eigenvectors of this transformation matrix we constructed? so the activations will have complex amplitudes? do we have to somehow "whiten" or "normalize" the eigenvectors w/r/t the eigenvalues? </text:p>
      <text:p text:style-name="P4">to perform the regression and find the mode activations i multiply a chunk of the input data by the inverse of the mode matrix. once i construct this mode matrix, for how long does it make sense to store it? i assume the modes won't change very frequently (or by very much) in our test case. that means the frequencies of the "all-pole" filter that models the object would not change either, only the activations. so the modes could be updated over a longer period. </text:p>
      <text:p text:style-name="P4">also, just so you know, my email was unclear. i didn't mean that the octave function traverses the directories to construct a mode matrix from multiple "hits". i just meant it takes the multiple channels of audio corresponding to one "hit". </text:p>
      <text:p text:style-name="P6"/>
      <text:p text:style-name="P6"/>
      <text:p text:style-name="P7">i'm trying to develop an outline and some equations for our qual topic. i'm definitely covering the process by which we constructed our prediction matrix, and the relation between the eigensystem and the modes. i just want to know if i should develop the inverse case first, where an nth order difference equation becomes a system of n 1st order equations? If so, how far back should I go? Should I set out to do the continuous time case as well? Or a single mass-spring? Just trying to figure out what's appropriate. </text:p>
      <text:p text:style-name="P7">I think I can explain it pretty rigorously without going back that far... for example i could talk about the matrix construction as an ordinary least squares regression which estimates the next audio frame from the previous k frames. i guess to explain why the eigenvectors of the design matrix (that's the term for our 'predictor' matrix, right?) correspond to the directions of the modes, and the eigenvalues to the frequencies, i would have to describe the predictor matrix as the factorization S LAMBDA inv(S), where S is the eigenvector matrix, and LAMBDA is a matrix of diagonal, unique eigenvalues. That way I can take</text:p>
      <text:p text:style-name="P7"/>
      <text:p text:style-name="P2"><text:span text:style-name="T2">this is not a point of confusion yet, but i wanted you to know that in the mit classes on structural engineering, the professor refers to modal analysis as basically what we went through today, although the equations of motion are again stated as pde's instead of as difference equations. these equations of motion require us to know all sorts of things about the system that we can't take as givens, such as the mass, damping and stiffness matrices of the structure. the solutions to these equations are exponentials </text:span><text:soft-page-break/><text:span text:style-name="T2">of diagonal matrices. however, the process he goes through for diagonalization is identical to our applied case, and to strang's abstract cases.</text:span></text:p>
      <text:p text:style-name="P8"/>
      <text:p text:style-name="P8">since we're modelling the system as a series of complex multiplications, our solutions come from powers of diagonal matrices. to construct these matrices without reverting to the equations of motion and writing them as pde's, we need to form them as multivariate linear least squares estimators, which successively multiply the previous state to get to the next state. we do the same diagonalization process to decouple the estimator matrix columns, and allow us to write each state as a expansion of superposed, weighted mode shapes. </text:p>
      <text:p text:style-name="P7"/>
      <text:p text:style-name="P1"><text:span text:style-name="T3">The </text:span><text:span text:style-name="T1">“kernel trick” is a method for linearizing a nonlinear </text:span><text:span text:style-name="T2">system in order to use a linear dimension reduction algorithm on it. A kernel is used to map the nonlinear system to an inner product space. This can be done without computing the mapping explicitly. </text:span><text:span text:style-name="T3">All that is necessary is the selection and application of a kernel. To <text:s/>Beats me how to select a kernel, but applying one is just an inner product. </text:span></text:p>
      <text:p text:style-name="P9"/>
      <text:p text:style-name="P10">Me:</text:p>
      <text:p text:style-name="P10">ok, so i read through more of the paper, and got to their explanation of this nasty "mean subtraction" method. this leads me to believe that the are talking about a subtly different technique. the difference i take to be this:</text:p>
      <text:p text:style-name="P10"/>
      <text:p text:style-name="P10"><text:bookmark-start text:name="__DdeLink__1323_39421985"/>our method subtracts the mean of the entire data set from each point in the data set. then it breaks the entire data set into smaller vectors of length &lt;mics&gt;*&lt;order&gt;, and proceeds with the DMD. therefore, each slice of k blocks is not re-centered, but rather permitted to drift on timescales larger than k.<text:bookmark-end text:name="__DdeLink__1323_39421985"/></text:p>
      <text:p text:style-name="P10"/>
      <text:p text:style-name="P10">their description of the mean-subtraction method, which equates the DMD to a DFT, says to subtract the mean of the data set, and then construct the "companion" matrix from the entire data set. so our k (actually our kb, i'm just making the case for 1 spatial dimension) is equivalent to the length of their entire dataset. </text:p>
      <text:p text:style-name="P10"/>
      <text:p text:style-name="P10">the mean-subtraction method they describe has three major problems i know how to talk about (and probably more which i don't know how to talk about) : </text:p>
      <text:p text:style-name="P10"/>
      <text:p text:style-name="P11"><text:span text:style-name="T6"/></text:p>
      <text:p text:style-name="P10"/>
      <text:p text:style-name="P10">also, later in the paper, they plot their algorithm's resulting lambdas. it clearly shows a bunch of points positioned near the unit circle, and a single point sliding along the x-axis. i guess that's the difference between the input values and the sum of the other points: their residual. the amplitude coefficients for these lambdas are represented with variations in shading. perhaps a similar plotting technique would give us more insight into how our algorithm is doing...</text:p>
      <text:p text:style-name="P10"/>
      <text:p text:style-name="P3"><text:span text:style-name="T4">Krylov - </text:span><text:span text:style-name="T5">method of finding largest N eigenvalues</text:span></text:p>
      <text:p text:style-name="P12"><text:tab/>take powers of transformation matrix A</text:p>
      <text:p text:style-name="P12"><text:tab/>arrange into a matrix and diagonalize</text:p>
      <text:p text:style-name="P12"><text:tab/>basis for the krylov subspace</text:p>
      <text:p text:style-name="P13">Arnoldi method - finds eigenvalues b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3-12-02T08:55:38</meta:creation-date>
    <dc:date>2013-12-17T15:27:54</dc:date>
    <dc:creator>joe </dc:creator>
    <meta:editing-duration>P2DT13H45M2S</meta:editing-duration>
    <meta:editing-cycles>4</meta:editing-cycles>
    <meta:generator>LibreOffice/3.6$Linux_x86 LibreOffice_project/360m1$Build-2</meta:generator>
    <meta:document-statistic meta:table-count="0" meta:image-count="0" meta:object-count="0" meta:page-count="4" meta:paragraph-count="66" meta:word-count="2074" meta:character-count="11717" meta:non-whitespace-character-count="9687"/>
  </office:meta>
</office:document-meta>
</file>